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5-10-25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5-07-19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5-04-2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5-01-18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4-10-19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4-07-27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4-04-27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4-01-24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3-10-2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3-07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3-05-2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3-01-21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2-10-29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2-08-02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2-04-26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2-02-0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1-11-03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1-07-28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1-04-27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1-02-10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0-11-0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0-08-05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0-04-27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0-02-1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9-11-0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9-10-0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9-08-06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9-05-0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9-02-04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8-10-2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8-07-30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8-05-0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8-01-26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7-11-02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7-09-13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7-07-24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7-05-10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7-02-0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6-11-04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6-08-08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6-05-0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6-02-02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5-11-1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5-09-15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5-08-0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5-05-0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5-02-1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4-11-1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4-08-04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4-04-30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4-02-2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3-11-05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3-08-26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3-05-0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3-02-12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2-11-1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2-09-2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2-08-1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2-05-0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2-03-0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2-02-2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1-11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1-08-0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1-05-03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1-02-1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0-11-0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0-09-2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0-08-10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0-05-0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0-02-1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9-11-09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9-08-0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9-04-2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9-02-0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8-11-1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8-08-0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8-05-05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8-01-3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7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7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7-08-3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7-05-02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7-02-0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6-11-02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6-08-0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6-05-11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6-02-08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5-11-02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5-05-17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5-01-25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4-10-2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4-07-2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4-05-0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4-02-0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1-08-1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1-05-1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1-04-0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1-02-0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0-12-1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0-09-2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0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0-03-2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9-10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9-04-0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8-09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3-12-2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3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3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7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7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7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7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7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7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7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0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0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0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7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7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7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7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5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70" meta:object-count="0"/>
    <meta:user-defined meta:name="AppVersion">3.0</meta:user-defined>
  </office:meta>
</office:document-meta>
</file>